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60.45mm"/>
    </style:style>
    <style:style style:name="co5" style:family="table-column">
      <style:table-column-properties fo:break-before="auto" style:column-width="142.4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6.39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Field Name</text:p>
          </table:table-cell>
          <table:table-cell table:style-name="ce3" office:value-type="string" calcext:value-type="string">
            <text:p>Field Type</text:p>
          </table:table-cell>
          <table:table-cell table:style-name="ce3" office:value-type="string" calcext:value-type="string">
            <text:p>Restrictions</text:p>
          </table:table-cell>
          <table:table-cell table:style-name="ce1" office:value-type="string" calcext:value-type="string">
            <text:p>Test Description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gin</text:p>
          </table:table-cell>
          <table:table-cell table:number-columns-repeated="2" office:value-type="string" calcext:value-type="string">
            <text:p>n/a</text:p>
          </table:table-cell>
          <table:table-cell table:style-name="ce2"/>
          <table:table-cell office:value-type="string" calcext:value-type="string">
            <text:p>Use existing credentials to login and check that you get to the index page.</text:p>
          </table:table-cell>
        </table:table-row>
        <table:table-row table:style-name="ro1">
          <table:table-cell office:value-type="string" calcext:value-type="string">
            <text:p>View Profile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t the index page, if you click on “View Profile”, the View Profile page opens</text:p>
          </table:table-cell>
        </table:table-row>
        <table:table-row table:style-name="ro1">
          <table:table-cell office:value-type="string" calcext:value-type="string">
            <text:p>Edit Profile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t the index page, if you click on “Edit Profile”, the Edit Profile page ope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Field</text:p>
          </table:table-cell>
          <table:table-cell office:value-type="string" calcext:value-type="string">
            <text:p>Alphanumeric, no @, no .com etc</text:p>
          </table:table-cell>
          <table:table-cell office:value-type="string" calcext:value-type="string">
            <text:p>Go to “Edit profile”, enter a valid title, Go to “View Profile”, check that the title is the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o to “Edit profile”, enter an invalid title, Go to “View Profile”, check that the title is there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oking For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Go to “Edit profile”, randomly choose a value, then check it at “View Profile”</text:p>
          </table:table-cell>
        </table:table-row>
        <table:table-row table:style-name="ro2">
          <table:table-cell/>
          <table:table-cell office:value-type="string" calcext:value-type="string">
            <text:p>Aged Between</text:p>
          </table:table-cell>
          <table:table-cell office:value-type="string" calcext:value-type="string">
            <text:p>Two Dropdown</text:p>
          </table:table-cell>
          <table:table-cell office:value-type="string" calcext:value-type="string">
            <text:p>First dropdown should be</text:p>
            <text:p> &lt;= than second dropdown</text:p>
          </table:table-cell>
          <table:table-cell office:value-type="string" calcext:value-type="string">
            <text:p>Choose two values where value1 &lt;= value2, logout, login again, and check that these values can be found</text:p>
            <text:p>Under the “Quick Search”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Choose two values where value1 &gt; value2, logout, login again, and check that</text:p>
            <text:p> these values are not there. Then go to “Edit Profile”, and validate that these values are </text:p>
            <text:p>Not there, and instead you see the old values.</text:p>
            <text:p>Under the “Quick Search”</text:p>
          </table:table-cell>
        </table:table-row>
        <table:table-row table:style-name="ro1">
          <table:table-cell/>
          <table:table-cell office:value-type="string" calcext:value-type="string">
            <text:p>Birth Date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Postal Code</text:p>
          </table:table-cell>
          <table:table-cell office:value-type="string" calcext:value-type="string">
            <text:p>TextField</text:p>
          </table:table-cell>
          <table:table-cell office:value-type="string" calcext:value-type="string">
            <text:p>If Canada, should be valid</text:p>
          </table:table-cell>
          <table:table-cell office:value-type="string" calcext:value-type="string">
            <text:p>Enter a valid Canadian Postal Code, then check that it shows correctly in “View Profile”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ter an invalid Canadian postal code, check that there is an error message. Check that</text:p>
            <text:p>There are not changes in View Profile.</text:p>
          </table:table-cell>
        </table:table-row>
        <table:table-row table:style-name="ro4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TextField</text:p>
          </table:table-cell>
          <table:table-cell office:value-type="string" calcext:value-type="string">
            <text:p>Alphanumeric, no @, no goo.com </text:p>
            <text:p>etc. No error when typing goo.com, </text:p>
            <text:p>Just removed on both sides of . </text:p>
          </table:table-cell>
          <table:table-cell office:value-type="string" calcext:value-type="string">
            <text:p>Change Country to Sweden. Enter a valid postal code for Sweden, and check that it</text:p>
            <text:p>Shows correctly in View Profile. </text:p>
          </table:table-cell>
        </table:table-row>
        <table:table-row table:style-name="ro1">
          <table:table-cell/>
          <table:table-cell office:value-type="string" calcext:value-type="string">
            <text:p>Ethnicity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Body Type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Hair Color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Relationship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Have Children? 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Want (more) Children? 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Field of Study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Occupation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Education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Annual income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Smokes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Drinks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Combinations</text:p>
          </table:table-cell>
          <table:table-cell table:number-columns-repeated="2"/>
          <table:table-cell table:style-name="ce4"/>
        </table:table-row>
        <table:table-row table:style-name="ro1" table:number-rows-repeated="2">
          <table:table-cell table:number-columns-repeated="4"/>
          <table:table-cell table:style-name="ce4"/>
        </table:table-row>
        <table:table-row table:style-name="ro1">
          <table:table-cell table:number-columns-repeated="2" office:value-type="string" calcext:value-type="string">
            <text:p>About myself</text:p>
          </table:table-cell>
          <table:table-cell office:value-type="string" calcext:value-type="string">
            <text:p>TextField</text:p>
          </table:table-cell>
          <table:table-cell/>
          <table:table-cell table:style-name="ce4" office:value-type="string" calcext:value-type="string">
            <text:p>Enter valid text (no email or url), save, and check that it is in View Profile. 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Enter valid text (no email or url), cancel, and check that it is not in View Profile.</text:p>
          </table:table-cell>
        </table:table-row>
        <table:table-row table:style-name="ro4">
          <table:table-cell table:number-columns-repeated="4"/>
          <table:table-cell table:style-name="ce4" office:value-type="string" calcext:value-type="string">
            <text:p>Enter valid text and check that it is in View Profile. Then go to Edit Profile again,</text:p>
            <text:p>Click on “Edit”, and click on “Cancel”. Go to Edit Profile, and check that the text is</text:p>
            <text:p>Still there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ter a website, save, go to View Profile and check that the text is not there. 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ter an email address, click on save, go to View Profile and check that only the first</text:p>
            <text:p> Part of the email address is there.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What I’m looking for</text:p>
          </table:table-cell>
          <table:table-cell office:value-type="string" calcext:value-type="string">
            <text:p>TextField</text:p>
          </table:table-cell>
          <table:table-cell/>
          <table:table-cell table:style-name="ce4" office:value-type="string" calcext:value-type="string">
            <text:p>Same tests as “About myself”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</table:table-row>
        <table:table-row table:style-name="ro1">
          <table:table-cell table:style-name="Default" office:value-type="string" calcext:value-type="string">
            <text:p>Lifestyle &amp; Interests</text:p>
          </table:table-cell>
          <table:table-cell table:style-name="Default" office:value-type="string" calcext:value-type="string">
            <text:p>Checkboxes</text:p>
          </table:table-cell>
          <table:table-cell table:number-columns-repeated="2"/>
          <table:table-cell office:value-type="string" calcext:value-type="string">
            <text:p>Tick a checkbox, go to View Profile, validate that the corresponding field is there.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Validate that the number of checked checkboxes corresponds to number of fields in the </text:p>
            <text:p>section, minus the 6 fields from the Dropdowns menu. 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Remove all the checks from checkboxes, save. Go to View Profile, and check that the </text:p>
            <text:p>Number of fields in the section is 6.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Dropdowns</text:p>
          </table:table-cell>
          <table:table-cell table:number-columns-repeated="2"/>
          <table:table-cell table:style-name="ce4" office:value-type="string" calcext:value-type="string">
            <text:p>Randomly choose two dropdowns, select a value and click save. Go to View Profile, and</text:p>
            <text:p>Check that value has been set. 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</table:table-row>
        <table:table-row table:style-name="ro2">
          <table:table-cell table:style-name="Default" office:value-type="string" calcext:value-type="string">
            <text:p>Favorite Things</text:p>
          </table:table-cell>
          <table:table-cell table:style-name="Default" office:value-type="string" calcext:value-type="string">
            <text:p>All textfields</text:p>
          </table:table-cell>
          <table:table-cell office:value-type="string" calcext:value-type="string">
            <text:p>TextField</text:p>
          </table:table-cell>
          <table:table-cell/>
          <table:table-cell office:value-type="string" calcext:value-type="string">
            <text:p>Randomly add three favorite things, go to View Profile, check that they have been added </text:p>
            <text:p>As fields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Validate that the number of non-empty TextFields in View Profile corresponds to the </text:p>
            <text:p>number of information fields in Edit Profile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Remove the three favorite things, go to View Profile, check that there are no fields under</text:p>
            <text:p>This section.</text:p>
          </table:table-cell>
        </table:table-row>
        <table:table-row table:style-name="ro1">
          <table:table-cell table:style-name="Default" office:value-type="string" calcext:value-type="string">
            <text:p>Least Favorite Things</text:p>
          </table:table-cell>
          <table:table-cell table:style-name="Default" office:value-type="string" calcext:value-type="string">
            <text:p>All textfields</text:p>
          </table:table-cell>
          <table:table-cell table:number-columns-repeated="2"/>
          <table:table-cell table:style-name="ce4" office:value-type="string" calcext:value-type="string">
            <text:p>Randomly add 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validate that the number of non-empty TextFields in View Profile corresponds to the </text:p>
            <text:p>number of information fields in Edit Profile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Type in something in a randomly chosen empty textfield. Check that it is shown in </text:p>
            <text:p>View Profile. 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office:value-type="string" calcext:value-type="string">
            <text:p>Remove the text you typed in the earlier test. Check that the field is removed in </text:p>
            <text:p>View Profil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0:55:49.321501339</meta:creation-date>
    <dc:date>2016-11-09T12:05:41.498369907</dc:date>
    <meta:editing-duration>PT28M8S</meta:editing-duration>
    <meta:editing-cycles>7</meta:editing-cycles>
    <meta:generator>LibreOffice/5.1.4.2$Linux_X86_64 LibreOffice_project/10m0$Build-2</meta:generator>
    <meta:document-statistic meta:table-count="1" meta:cell-count="122" meta:object-count="0"/>
  </office:meta>
</office:document-meta>
</file>